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2" draw:layer="layout" svg:width="6cm" svg:height="3cm" svg:x="7.5cm" svg:y="21.5cm">
          <text:p text:style-name="P1">RUNNING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1" draw:layer="layout" svg:width="6cm" svg:height="3cm" svg:x="14cm" svg:y="13.5cm">
          <text:p text:style-name="P1">STARTING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4" draw:layer="layout" svg:width="6cm" svg:height="3cm" svg:x="7cm" svg:y="7.5cm">
          <text:p text:style-name="P1">STOPPED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3" draw:layer="layout" svg:width="6cm" svg:height="3cm" svg:x="1.5cm" svg:y="15cm">
          <text:p text:style-name="P1">STOPPING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2" draw:layer="layout" draw:type="line" svg:x1="16.999cm" svg:y1="16.5cm" svg:x2="12.621cm" svg:y2="21.938cm" draw:start-shape="id1" draw:start-glue-point="8" draw:end-shape="id2" draw:end-glue-point="11" svg:d="m16999 16500-4378 5438">
          <text:p text:style-name="P1">Success</text:p>
        </draw:connector>
        <draw:connector draw:style-name="gr2" draw:text-style-name="P2" draw:layer="layout" draw:type="line" svg:x1="8.376cm" svg:y1="21.938cm" svg:x2="4.499cm" svg:y2="18cm" draw:start-shape="id2" draw:start-glue-point="5" draw:end-shape="id3" draw:end-glue-point="8" svg:d="m8376 21938-3877-3938">
          <text:p text:style-name="P1">Stop</text:p>
        </draw:connector>
        <draw:connector draw:style-name="gr2" draw:text-style-name="P2" draw:layer="layout" draw:type="line" svg:x1="10.499cm" svg:y1="21.5cm" svg:x2="9.999cm" svg:y2="10.5cm" draw:start-shape="id2" draw:start-glue-point="4" draw:end-shape="id4" draw:end-glue-point="8" svg:d="m10499 21500-500-11000">
          <text:p text:style-name="P1">Crash</text:p>
        </draw:connector>
        <draw:connector draw:style-name="gr2" draw:text-style-name="P2" draw:layer="layout" draw:type="line" svg:x1="4.499cm" svg:y1="15cm" svg:x2="7.876cm" svg:y2="10.059cm" draw:start-shape="id3" draw:start-glue-point="4" draw:end-shape="id4" draw:end-glue-point="7" svg:d="m4499 15000 3377-4941">
          <text:p text:style-name="P1">Success</text:p>
        </draw:connector>
        <draw:frame draw:style-name="gr3" draw:layer="layout" svg:width="10.116cm" svg:height="0.962cm" svg:x="5cm" svg:y="4.038cm">
          <draw:text-box>
            <text:p text:style-name="P3">Process Launching State Diagram</text:p>
          </draw:text-box>
        </draw:frame>
        <draw:connector draw:style-name="gr2" draw:text-style-name="P2" draw:layer="layout" draw:type="line" svg:x1="12.998cm" svg:y1="8.999cm" svg:x2="16.999cm" svg:y2="13.5cm" draw:start-shape="id4" draw:start-glue-point="10" draw:end-shape="id1" draw:end-glue-point="4" svg:d="m12998 8999 4001 4501">
          <text:p text:style-name="P1">Start/Restart</text:p>
        </draw:connector>
        <draw:connector draw:style-name="gr2" draw:text-style-name="P2" draw:layer="layout" draw:type="line" svg:x1="14.876cm" svg:y1="13.938cm" svg:x2="12.121cm" svg:y2="10.059cm" draw:start-shape="id1" draw:start-glue-point="5" draw:end-shape="id4" draw:end-glue-point="9" svg:d="m14876 13938-2755-3879">
          <text:p text:style-name="P1">Failure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aalex</meta:initial-creator>
    <meta:creation-date>2010-01-07T17:32:59</meta:creation-date>
    <dc:creator>aalex</dc:creator>
    <dc:date>2010-01-07T17:45:04</dc:date>
    <meta:editing-cycles>6</meta:editing-cycles>
    <meta:editing-duration>PT12M6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